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standard">
      <style:graphic-properties draw:fill-color="#ff4000" draw:opacity="50%" draw:opacity-name="" draw:textarea-horizontal-align="justify" draw:textarea-vertical-align="middle" draw:auto-grow-height="false" fo:min-height="1.518cm" fo:min-width="1.268cm"/>
    </style:style>
    <style:style style:name="gr5" style:family="graphic" style:parent-style-name="standard">
      <style:graphic-properties draw:fill-color="#d4ea6b" draw:opacity="50%" draw:opacity-name="" draw:textarea-horizontal-align="justify" draw:textarea-vertical-align="middle" draw:auto-grow-height="false" fo:min-height="1.518cm" fo:min-width="1.268cm"/>
    </style:style>
    <style:style style:name="gr6" style:family="graphic" style:parent-style-name="objectwithoutfill">
      <style:graphic-properties draw:marker-end="Linienspitzen_20_3" draw:marker-end-width="0.3cm" draw:fill="none" draw:textarea-vertical-align="middle"/>
    </style:style>
    <style:style style:name="gr7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4000" draw:opacity="50%"/>
      <style:paragraph-properties fo:text-align="center"/>
    </style:style>
    <style:style style:name="P4" style:family="paragraph">
      <loext:graphic-properties draw:fill-color="#d4ea6b" draw:opacity="50%"/>
      <style:paragraph-properties fo:text-align="center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svg:x="1.749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2.75cm" svg:y="9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2.75cm" svg:y="8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3.75cm" svg:y="7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751cm" svg:y="7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751cm" svg:y="6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11cm" svg:x2="10cm" svg:y2="11cm">
          <text:p/>
        </draw:line>
        <draw:line draw:style-name="gr3" draw:text-style-name="P2" draw:layer="layout" svg:x1="1cm" svg:y1="11cm" svg:x2="1cm" svg:y2="3cm">
          <text:p/>
        </draw:line>
        <draw:custom-shape draw:style-name="gr4" draw:text-style-name="P3" draw:layer="layout" svg:width="2.5cm" svg:height="2.5cm" svg:x="3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cm" svg:height="2.5cm" svg:x="1.2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cm" svg:y1="11cm" svg:x2="2.66cm" svg:y2="9.68cm">
          <text:p/>
        </draw:line>
        <draw:line draw:style-name="gr6" draw:text-style-name="P2" draw:layer="layout" svg:x1="1cm" svg:y1="11cm" svg:x2="4.66cm" svg:y2="7.68cm">
          <text:p/>
        </draw:line>
        <draw:frame draw:style-name="gr7" draw:text-style-name="P1" draw:layer="layout" svg:width="14.35cm" svg:height="0.603cm" svg:x="1.228cm" svg:y="3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6" draw:layer="layout" svg:width="1.467cm" svg:height="1.361cm" svg:x="4.25cm" svg:y="9.077cm">
          <draw:text-box>
            <text:p text:style-name="P5">1.67</text:p>
            <text:p text:style-name="P5">1.33</text:p>
          </draw:text-box>
        </draw:frame>
        <draw:frame draw:style-name="gr8" draw:text-style-name="P6" draw:layer="layout" svg:width="1.467cm" svg:height="1.361cm" svg:x="6cm" svg:y="6.5cm">
          <draw:text-box>
            <text:p text:style-name="P5">3.67</text:p>
            <text:p text:style-name="P5">3.33</text:p>
          </draw:text-box>
        </draw:frame>
        <draw:frame draw:style-name="gr9" draw:text-style-name="P8" draw:layer="layout" svg:width="0.75cm" svg:height="0.806cm" svg:x="9.25cm" svg:y="10cm">
          <draw:text-box>
            <text:p text:style-name="P7"><text:span text:style-name="T1">X</text:span></text:p>
          </draw:text-box>
        </draw:frame>
        <draw:frame draw:style-name="gr9" draw:text-style-name="P8" draw:layer="layout" svg:width="0.75cm" svg:height="0.806cm" svg:x="1cm" svg:y="2.944cm">
          <draw:text-box>
            <text:p text:style-name="P7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0T21:53:23.061000000</meta:creation-date>
    <dc:date>2021-01-11T22:32:22.807000000</dc:date>
    <meta:editing-duration>PT9M29S</meta:editing-duration>
    <meta:editing-cycles>2</meta:editing-cycles>
    <meta:generator>LibreOffice/7.0.2.2$Windows_X86_64 LibreOffice_project/8349ace3c3162073abd90d81fd06dcfb6b36b994</meta:generator>
    <meta:document-statistic meta:object-count="17"/>
  </office:meta>
</office:document-meta>
</file>

<file path=Object 1/content.xml><?xml version="1.0" encoding="utf-8"?>
<math xmlns="http://www.w3.org/1998/Math/MathML" display="block">
  <semantics>
    <mrow>
      <mi mathvariant="italic">variability</mi>
      <mrow>
        <mrow>
          <mo fence="true" stretchy="false">(</mo>
          <mrow>
            <mtext>green or red</mtext>
          </mrow>
          <mo fence="true" stretchy="false">)</mo>
        </mrow>
        <mo stretchy="false">=</mo>
        <mrow>
          <mo fence="true" stretchy="false">(</mo>
          <mrow>
            <mrow>
              <msqrt>
                <mrow>
                  <msup>
                    <mn>0.67</mn>
                    <mn>2</mn>
                  </msup>
                  <mo stretchy="false">+</mo>
                  <msup>
                    <mn>0.33</mn>
                    <mn>2</mn>
                  </msup>
                </mrow>
              </msqrt>
              <mo stretchy="false">+</mo>
              <msqrt>
                <mrow>
                  <msup>
                    <mn>0.33</mn>
                    <mn>2</mn>
                  </msup>
                  <mo stretchy="false">+</mo>
                  <msup>
                    <mn>0.33</mn>
                    <mn>2</mn>
                  </msup>
                </mrow>
              </msqrt>
              <mo stretchy="false">+</mo>
              <msqrt>
                <mrow>
                  <msup>
                    <mn>0.67</mn>
                    <mn>2</mn>
                  </msup>
                  <mo stretchy="false">+</mo>
                  <msup>
                    <mn>0.33</mn>
                    <mn>2</mn>
                  </msup>
                </mrow>
              </msqrt>
            </mrow>
          </mrow>
          <mo fence="true" stretchy="false">)</mo>
        </mrow>
        <mo stretchy="false">=</mo>
        <mn>1.96041</mn>
      </mrow>
    </mrow>
    <annotation encoding="StarMath 5.0">variability( "green or red" ) =  ( sqrt{ 0.67^{2} + 0.33^{2}} + sqrt{ 0.33^{2} + 0.33^{2}} + sqrt{ 0.67^{2} + 0.33^{2}} ) = 1.96041</annotation>
  </semantics>
</math>
</file>